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223.48mm" svg:y="3.12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MHz diode n°1</text:p>
          </table:table-cell>
          <table:covered-table-cell table:number-columns-repeated="2"/>
          <table:covered-table-cell table:style-name="ce4"/>
          <table:table-cell table:style-name="ce6" office:value-type="string" calcext:value-type="string" table:number-columns-spanned="4" table:number-rows-spanned="1">
            <text:p>50MHz diode n°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table:style-name="ce2" office:value-type="string" calcext:value-type="string">
            <text:p>Vout (rms)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number-columns-repeated="9"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number-columns-repeated="9"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9"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number-columns-repeated="9"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9"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number-columns-repeated="9"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number-columns-repeated="9"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number-columns-repeated="9"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number-columns-repeated="9"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number-columns-repeated="9"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number-columns-repeated="9"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number-columns-repeated="9"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number-columns-repeated="9"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number-columns-repeated="9"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number-columns-repeated="9"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number-columns-repeated="9"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number-columns-repeated="9"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number-columns-repeated="9"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number-columns-repeated="9"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number-columns-repeated="9"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number-columns-repeated="9"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number-columns-repeated="9"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number-columns-repeated="9"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number-columns-repeated="9"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number-columns-repeated="9"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9"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number-columns-repeated="9"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number-columns-repeated="6"/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formula="of:=([.G37]-[.G36])/([.B37]-[.B36])" office:value-type="float" office:value="1468359.06034621" calcext:value-type="float">
            <text:p>1468359,06034621</text:p>
          </table:table-cell>
          <table:table-cell table:number-columns-repeated="5"/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formula="of:=([.G38]-[.G37])/([.B38]-[.B37])" office:value-type="float" office:value="1775102.03664018" calcext:value-type="float">
            <text:p>1775102,03664018</text:p>
          </table:table-cell>
          <table:table-cell table:number-columns-repeated="5"/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formula="of:=([.G39]-[.G38])/([.B39]-[.B38])" office:value-type="float" office:value="1679893.76418949" calcext:value-type="float">
            <text:p>1679893,76418949</text:p>
          </table:table-cell>
          <table:table-cell table:number-columns-repeated="5"/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formula="of:=([.G40]-[.G39])/([.B40]-[.B39])" office:value-type="float" office:value="1843227.4324863" calcext:value-type="float">
            <text:p>1843227,4324863</text:p>
          </table:table-cell>
          <table:table-cell table:number-columns-repeated="2"/>
          <table:table-cell table:formula="of:=-25.5" office:value-type="float" office:value="-25.5" calcext:value-type="float">
            <text:p>-25,5</text:p>
          </table:table-cell>
          <table:table-cell table:number-columns-repeated="2"/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formula="of:=([.G41]-[.G40])/([.B41]-[.B40])" office:value-type="float" office:value="1612127.01468659" calcext:value-type="float">
            <text:p>1612127,01468659</text:p>
          </table:table-cell>
          <table:table-cell table:number-columns-repeated="2"/>
          <table:table-cell office:value-type="float" office:value="-25.5" calcext:value-type="float">
            <text:p>-25,5</text:p>
          </table:table-cell>
          <table:table-cell table:formula="of:=0.001*10^([.K40]/10)" office:value-type="float" office:value="0.00000281838293126445" calcext:value-type="float">
            <text:p>2,81838293126445E-06</text:p>
          </table:table-cell>
          <table:table-cell table:formula="of:=[.L41]*[.H42]" office:value-type="float" office:value="5.89337712075831" calcext:value-type="float">
            <text:p>5,89337712075831</text:p>
          </table:table-cell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formula="of:=([.G42]-[.G41])/([.B42]-[.B41])" office:value-type="float" office:value="2091049.11024786" calcext:value-type="float">
            <text:p>2091049,11024786</text:p>
          </table:table-cell>
          <table:table-cell table:number-columns-repeated="5"/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formula="of:=([.G43]-[.G42])/([.B43]-[.B42])" office:value-type="float" office:value="1625940.35606509" calcext:value-type="float">
            <text:p>1625940,35606509</text:p>
          </table:table-cell>
          <table:table-cell table:number-columns-repeated="5"/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([.G44]-[.G43])/([.B44]-[.B43])" office:value-type="float" office:value="1998201.02201886" calcext:value-type="float">
            <text:p>1998201,02201886</text:p>
          </table:table-cell>
          <table:table-cell table:number-columns-repeated="5"/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formula="of:=([.G45]-[.G44])/([.B45]-[.B44])" office:value-type="float" office:value="2024739.98703064" calcext:value-type="float">
            <text:p>2024739,98703064</text:p>
          </table:table-cell>
          <table:table-cell table:number-columns-repeated="5"/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formula="of:=([.G46]-[.G45])/([.B46]-[.B45])" office:value-type="float" office:value="2240027.33443973" calcext:value-type="float">
            <text:p>2240027,33443973</text:p>
          </table:table-cell>
          <table:table-cell table:number-columns-repeated="5"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3:44:25.318615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4T00:39:18.698417854</dc:date>
    <dc:creator>F4BJH Fabrice DECROP LONGET</dc:creator>
    <meta:editing-duration>PT7H22M46S</meta:editing-duration>
    <meta:editing-cycles>27</meta:editing-cycles>
    <meta:generator>LibreOffice/6.1.5.2$Linux_X86_64 LibreOffice_project/10$Build-2</meta:generator>
    <meta:document-statistic meta:table-count="4" meta:cell-count="7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1:SLR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1:SLR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P=f(V) mesuré 50MHz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625cm" svg:y="8.019cm" chart:style-name="ch6">
              <text:p>P(W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